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Courier New" svg:font-family="'Courier New'" style:font-family-generic="moder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5" style:family="table">
      <style:table-properties style:width="6.5in" table:align="margins"/>
    </style:style>
    <style:style style:name="Table5.A" style:family="table-column">
      <style:table-column-properties style:column-width="5.7778in" style:rel-column-width="58251*"/>
    </style:style>
    <style:style style:name="Table5.B" style:family="table-column">
      <style:table-column-properties style:column-width="0.7222in" style:rel-column-width="7284*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language="hr" fo:country="HR"/>
    </style:style>
    <style:style style:name="P2" style:family="paragraph" style:parent-style-name="Standard">
      <style:paragraph-properties fo:text-align="center" style:justify-single-word="false"/>
      <style:text-properties fo:language="hr" fo:country="HR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  <style:text-properties fo:language="hr" fo:country="HR"/>
    </style:style>
    <style:style style:name="P5" style:family="paragraph" style:parent-style-name="Standard">
      <style:paragraph-properties fo:margin-left="0in" fo:margin-right="0.25in" fo:text-indent="0in" style:auto-text-indent="false"/>
      <style:text-properties fo:language="hr" fo:country="HR"/>
    </style:style>
    <style:style style:name="P6" style:family="paragraph" style:parent-style-name="Standard">
      <style:text-properties fo:language="hr" fo:country="HR" style:language-complex="ar" style:country-complex="SA"/>
    </style:style>
    <style:style style:name="P7" style:family="paragraph" style:parent-style-name="Standard">
      <style:text-properties fo:language="hr" fo:country="HR" officeooo:paragraph-rsid="001a670d" style:language-complex="ar" style:country-complex="SA"/>
    </style:style>
    <style:style style:name="P8" style:family="paragraph" style:parent-style-name="Standard">
      <style:paragraph-properties fo:text-align="start" style:justify-single-word="false"/>
      <style:text-properties fo:language="hr" fo:country="HR" officeooo:paragraph-rsid="0021f20e" style:language-complex="ar" style:country-complex="SA"/>
    </style:style>
    <style:style style:name="P9" style:family="paragraph" style:parent-style-name="Standard">
      <style:text-properties style:font-name="Arial" fo:font-size="16pt" fo:language="hr" fo:country="HR" style:font-size-asian="16pt" style:font-name-complex="Arial" style:font-size-complex="16pt" style:language-complex="ar" style:country-complex="SA"/>
    </style:style>
    <style:style style:name="P10" style:family="paragraph" style:parent-style-name="Standard">
      <style:paragraph-properties fo:text-align="end" style:justify-single-word="false"/>
      <style:text-properties style:font-name="Arial" fo:font-size="16pt" fo:language="hr" fo:country="HR" style:font-size-asian="16pt" style:font-name-complex="Arial" style:font-size-complex="16pt" style:language-complex="ar" style:country-complex="SA"/>
    </style:style>
    <style:style style:name="P11" style:family="paragraph" style:parent-style-name="Standard">
      <style:paragraph-properties fo:text-align="end" style:justify-single-word="false"/>
      <style:text-properties style:font-name="Arial" fo:font-size="16pt" fo:language="hr" fo:country="HR" fo:font-weight="bold" style:font-size-asian="16pt" style:font-weight-asian="bold" style:font-name-complex="Arial" style:font-size-complex="16pt" style:language-complex="ar" style:country-complex="SA"/>
    </style:style>
    <style:style style:name="P12" style:family="paragraph" style:parent-style-name="Standard">
      <style:text-properties fo:color="#0000ff" fo:language="hr" fo:country="HR" fo:font-style="italic" fo:font-weight="bold" fo:background-color="#ffff00" style:font-style-asian="italic" style:font-weight-asian="bold" style:language-complex="ar" style:country-complex="SA" style:font-style-complex="italic" style:font-weight-complex="bold"/>
    </style:style>
    <style:style style:name="P13" style:family="paragraph" style:parent-style-name="Standard">
      <style:text-properties fo:color="#0000ff" fo:language="hr" fo:country="H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14" style:family="paragraph" style:parent-style-name="Heading" style:master-page-name="Standard">
      <style:paragraph-properties fo:text-align="end" style:justify-single-word="false" style:page-number="auto"/>
      <style:text-properties fo:language="hr" fo:country="HR" style:language-complex="ar" style:country-complex="SA"/>
    </style:style>
    <style:style style:name="P15" style:family="paragraph" style:parent-style-name="Heading">
      <style:paragraph-properties fo:text-align="end" style:justify-single-word="false"/>
      <style:text-properties fo:language="hr" fo:country="HR" style:language-complex="ar" style:country-complex="SA"/>
    </style:style>
    <style:style style:name="P16" style:family="paragraph" style:parent-style-name="Heading">
      <style:paragraph-properties fo:text-align="end" style:justify-single-word="false"/>
      <style:text-properties fo:font-size="14pt" fo:language="hr" fo:country="HR" style:font-size-asian="14pt" style:language-complex="ar" style:country-complex="SA"/>
    </style:style>
    <style:style style:name="P17" style:family="paragraph" style:parent-style-name="Heading" style:master-page-name="Convert_20_1">
      <style:paragraph-properties style:page-number="auto"/>
      <style:text-properties fo:language="hr" fo:country="HR" style:language-complex="ar" style:country-complex="SA"/>
    </style:style>
    <style:style style:name="P18" style:family="paragraph" style:parent-style-name="Heading">
      <style:paragraph-properties fo:break-before="page">
        <style:tab-stops>
          <style:tab-stop style:position="0.3in"/>
          <style:tab-stop style:position="6.5in" style:type="right"/>
        </style:tab-stops>
      </style:paragraph-properties>
      <style:text-properties fo:language="hr" fo:country="HR" style:language-complex="ar" style:country-complex="SA"/>
    </style:style>
    <style:style style:name="P19" style:family="paragraph" style:parent-style-name="Text_20_body">
      <style:text-properties fo:language="hr" fo:country="HR" style:language-complex="ar" style:country-complex="SA"/>
    </style:style>
    <style:style style:name="P20" style:family="paragraph" style:parent-style-name="Heading_20_1">
      <style:text-properties fo:language="hr" fo:country="HR" style:language-complex="ar" style:country-complex="SA"/>
    </style:style>
    <style:style style:name="P21" style:family="paragraph" style:parent-style-name="Heading_20_1">
      <style:paragraph-properties fo:break-before="page"/>
      <style:text-properties fo:language="hr" fo:country="HR" style:language-complex="ar" style:country-complex="SA"/>
    </style:style>
    <style:style style:name="P22" style:family="paragraph" style:parent-style-name="Heading_20_2">
      <style:text-properties fo:language="hr" fo:country="HR" officeooo:paragraph-rsid="001a670d" style:language-complex="ar" style:country-complex="SA"/>
    </style:style>
    <style:style style:name="P23" style:family="paragraph" style:parent-style-name="Contents_20_1">
      <style:paragraph-properties fo:margin-left="0in" fo:margin-right="0.0118in" fo:text-indent="0in" style:auto-text-indent="false">
        <style:tab-stops>
          <style:tab-stop style:position="6.5in" style:type="right"/>
        </style:tab-stops>
      </style:paragraph-properties>
    </style:style>
    <style:style style:name="P24" style:family="paragraph" style:parent-style-name="InfoBlue">
      <style:text-properties fo:language="hr" fo:country="HR" style:language-complex="ar" style:country-complex="SA"/>
    </style:style>
    <style:style style:name="P25" style:family="paragraph" style:parent-style-name="InfoBlue">
      <style:text-properties fo:language="hr" fo:country="HR" fo:background-color="#ffff00" style:language-complex="ar" style:country-complex="SA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language="hr" fo:country="HR" style:language-complex="ar" style:country-complex="SA"/>
    </style:style>
    <style:style style:name="P29" style:family="paragraph" style:parent-style-name="Table_20_Contents">
      <style:paragraph-properties fo:text-align="end" style:justify-single-word="false"/>
      <style:text-properties fo:language="hr" fo:country="HR" style:language-complex="ar" style:country-complex="SA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0pt" fo:language="hr" fo:country="HR" officeooo:paragraph-rsid="0021f20e" style:font-size-asian="10pt" style:font-size-complex="10pt" style:language-complex="ar" style:country-complex="SA"/>
    </style:style>
    <style:style style:name="T1" style:family="text">
      <style:text-properties style:font-name="Symbol"/>
    </style:style>
    <style:style style:name="T2" style:family="text">
      <style:text-properties fo:language="hr" fo:country="HR"/>
    </style:style>
    <style:style style:name="T3" style:family="text">
      <style:text-properties fo:language="hr" fo:country="HR" style:language-complex="ar" style:country-complex="SA"/>
    </style:style>
    <style:style style:name="T4" style:family="text">
      <style:text-properties fo:language="hr" fo:country="HR" officeooo:rsid="001b562c" style:language-complex="ar" style:country-complex="SA"/>
    </style:style>
    <style:style style:name="T5" style:family="text">
      <style:text-properties fo:language="hr" fo:country="HR" officeooo:rsid="001a89d5" style:language-complex="ar" style:country-complex="SA"/>
    </style:style>
    <style:style style:name="T6" style:family="text">
      <style:text-properties fo:language="hr" fo:country="HR" officeooo:rsid="001a670d" style:language-complex="ar" style:country-complex="SA"/>
    </style:style>
    <style:style style:name="T7" style:family="text">
      <style:text-properties fo:language="hr" fo:country="HR" officeooo:rsid="00201724" style:language-complex="ar" style:country-complex="SA"/>
    </style:style>
    <style:style style:name="T8" style:family="text">
      <style:text-properties fo:language="hr" fo:country="HR" officeooo:rsid="0021f20e" style:language-complex="ar" style:country-complex="SA"/>
    </style:style>
    <style:style style:name="T9" style:family="text">
      <style:text-properties fo:font-size="16pt" style:font-size-asian="16pt" style:font-name-complex="Arial" style:font-size-complex="16pt"/>
    </style:style>
    <style:style style:name="T10" style:family="text">
      <style:text-properties fo:font-size="16pt" fo:font-weight="normal" style:font-size-asian="16pt" style:font-weight-asian="normal" style:font-name-complex="Arial" style:font-size-complex="16pt"/>
    </style:style>
    <style:style style:name="T11" style:family="text">
      <style:text-properties fo:background-color="#ffff00"/>
    </style:style>
    <style:style style:name="T12" style:family="text">
      <style:text-properties officeooo:rsid="001a670d"/>
    </style:style>
    <style:style style:name="T13" style:family="text">
      <style:text-properties officeooo:rsid="001a89d5"/>
    </style:style>
    <style:style style:name="T14" style:family="text">
      <style:text-properties officeooo:rsid="001b562c"/>
    </style:style>
    <style:style style:name="T15" style:family="text">
      <style:text-properties officeooo:rsid="0021f20e"/>
    </style:style>
    <style:style style:name="T16" style:family="text">
      <style:text-properties fo:font-style="italic" officeooo:rsid="0021f20e" style:font-style-asian="italic" style:font-style-complex="italic"/>
    </style:style>
    <style:style style:name="T17" style:family="text">
      <style:text-properties fo:font-style="normal" officeooo:rsid="0021f20e" style:font-style-asian="normal" style:font-style-complex="normal"/>
    </style:style>
    <style:style style:name="T18" style:family="text">
      <style:text-properties fo:font-style="normal" fo:font-weight="normal" officeooo:rsid="0021f20e" style:font-name-asian="DejaVu Sans Mono" style:font-style-asian="normal" style:font-weight-asian="normal" style:font-name-complex="DejaVu Sans Mono" style:font-style-complex="normal" style:font-weight-complex="normal"/>
    </style:style>
    <style:style style:name="T19" style:family="text">
      <style:text-properties style:font-name="DejaVu Sans Mono" fo:font-size="11pt" fo:font-style="normal" fo:font-weight="normal" officeooo:rsid="0021f20e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21f20e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ubject>&lt;Project Name&gt;</text:subject></text:p>
      <text:p text:style-name="P15">Tehnička dokumentacija</text:p>
      <text:p text:style-name="P16">Verzija &lt;1.0&gt;</text:p>
      <text:p text:style-name="P15"/>
      <text:p text:style-name="P15"/>
      <text:p text:style-name="P15"/>
      <text:p text:style-name="P15"/>
      <text:p text:style-name="P15"><text:span text:style-name="T9">Studentski tim: </text:span><text:span text:style-name="T10">&lt;Ime i prezime&gt;</text:span></text:p>
      <text:p text:style-name="P10">&lt;Ime i prezime&gt;</text:p>
      <text:p text:style-name="P10">&lt;Ime i prezime&gt;</text:p>
      <text:p text:style-name="P11">....</text:p>
      <text:p text:style-name="P9"/>
      <text:p text:style-name="P15"><text:span text:style-name="T9">Nastavnik: </text:span><text:span text:style-name="T10">&lt;Ime i prezime&gt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  <text:p text:style-name="P17">Sadržaj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in" style:leader-char=" " style:with-tab="false"/>
            <text:index-entry-tab-stop style:type="left" style:position="1.11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23"><text:a xlink:type="simple" xlink:href="#__RefHeading__1_1309265801" text:style-name="Index_20_Link" text:visited-style-name="Index_20_Link"><text:span text:style-name="T3">1. Opis razvijenog proizvoda<text:tab/>4</text:span></text:a></text:p>
          <text:p text:style-name="P23"><text:a xlink:type="simple" xlink:href="#__RefHeading__3_1309265801" text:style-name="Index_20_Link" text:visited-style-name="Index_20_Link"><text:span text:style-name="T3">2. Tehničke značajke<text:tab/>5</text:span></text:a></text:p>
          <text:p text:style-name="P23"><text:a xlink:type="simple" xlink:href="#__RefHeading__5_1309265801" text:style-name="Index_20_Link" text:visited-style-name="Index_20_Link"><text:span text:style-name="T3">3. Upute za korištenje<text:tab/>6</text:span></text:a></text:p>
          <text:p text:style-name="P23"><text:a xlink:type="simple" xlink:href="#__RefHeading__7_1309265801" text:style-name="Index_20_Link" text:visited-style-name="Index_20_Link"><text:span text:style-name="T3">4. Literatura<text:tab/>7</text:span></text:a></text:p>
        </text:index-body>
      </text:table-of-content>
      <text:p text:style-name="P18">Tehnička dokumentacija</text:p>
      <text:p text:style-name="P24"/>
      <text:p text:style-name="P12">Na koji način koristiti predložak?</text:p>
      <text:p text:style-name="P25"/>
      <text:p text:style-name="P25">Dokument se po potrebi može prilagoditi potrebama pojedinog projekta promjenom predloženih naslova predloženih poglavlja, kao i eventualnim dodavanjem novih poglavlja i potpoglavlja. </text:p>
      <text:p text:style-name="P25"/>
      <text:p text:style-name="P24"><text:span text:style-name="T11">Cilj dokumenta je opisati rezultat rada studentskog tima, problem koji je riješen u okviru projekta, korištenu tehnologiju, mogućnosti i značajke dobivenog proizvoda i sl.</text:span> <text:span text:style-name="T11">Razinu detalja opisanu u ovom dokumentu studentski tim treba dogovoriti s nastavnikom.</text:span></text:p>
      <text:p text:style-name="P24"/>
      <text:p text:style-name="P24"/>
      <text:p text:style-name="P24"/>
      <text:p text:style-name="P24"/>
      <text:p text:style-name="P13">Literatura:</text:p>
      <text:p text:style-name="P24">U tekstu rada treba biti navedena literatura svugdje gdje je tekst, slika ili grafički prikaz preuzet ili se temelji na nekom pisanom predlošku. Literatura se navodi iza zaključka. U tekstu se literatura navodi unutar zagrada s navođenjem prvog autora i godine izdanja, npr. (Martinis, 1998).</text:p>
      <text:p text:style-name="P24"/>
      <text:p text:style-name="P13">Primjer citiranja knjige:</text:p>
      <text:p text:style-name="P24">Prezime, inicijal(i) imena autora. Naslov: podnaslov. Podatak o izdanju. Mjesto izdavanja: Nakladnik, godina izdavanja.</text:p>
      <text:p text:style-name="P24"/>
      <text:p text:style-name="P13">Primjer citiranja članka u časopisu:</text:p>
      <text:p text:style-name="P24">Prezime, inicijal(i) imena autora. Naslov članka: podnaslov. Naziv časopisa. Oznaka sveska/godišta, broj(godina), str. početna-završna.</text:p>
      <text:p text:style-name="P24"/>
      <text:p text:style-name="P13">Primjer citiranja rada sa konferencije:</text:p>
      <text:p text:style-name="P24">Prezime, inicijal(i) imena autora. Naslov rada: podnaslov. Naslov zbornika, mjesto održavanja konferencije, (godina), str. početna-završna.</text:p>
      <text:p text:style-name="P24"/>
      <text:p text:style-name="P13">Primjer citiranja doktorskog, magistarskog ili diplomskog rada:</text:p>
      <text:p text:style-name="P24">Prezime, inicijal(i) imena autora. Naslov. Vrsta rada. Ustanova na kojoj je rad obranjen, godina.</text:p>
      <text:p text:style-name="P24"/>
      <text:p text:style-name="P13">Primjer citiranja www izvora:</text:p>
      <text:p text:style-name="P24">Ime(na) autora (ako je/su poznata), naslov dokumenta, datum nastanka (ako se razlikuje od datuma pristupa izvoru), naslov potpunog djela (italic), potpuna http adresa, datum pristupa dokumentu.</text:p>
      <text:p text:style-name="P24"/>
      <text:p text:style-name="P13">Ostale upute</text:p>
      <text:p text:style-name="P24">U svim dokumentima obvezno primjenjivati SI jedinice. Slike, formule i tablice potrebno je numerirati. Opis tablice stavlja se iznad, a opis slike ispod nje. U opisu slike ili tablice pišu se samo podaci neophodni za njeno razumijevanje (npr. Slika 6. Pojačalo s promjenljivim pojačanjem). Dodatna objašnjenja daju se u tekstu uz povezivanje sa slikom ili tablicom. Osi i parametri na slikama i grafičkim prikazima trebaju biti obilježeni. Daljnji opis tog grafičkog prikaza treba se nalaziti u tekstu rada. Formule se obilježavaju brojevima u zagradi, uz desni rub stranice, a u tekstu se poziva na broj formule.</text:p>
      <text:h text:style-name="P21" text:outline-level="1"><text:bookmark-start text:name="__RefHeading__1_1309265801"/>Opis razvijenog proizvoda<text:bookmark-end text:name="__RefHeading__1_1309265801"/></text:h>
      <text:p text:style-name="P19"/>
      <text:p text:style-name="P19"/>
      <text:p text:style-name="P19"/>
      <text:p text:style-name="P19"/>
      <text:h text:style-name="P21" text:outline-level="1"><text:bookmark-start text:name="__RefHeading__3_1309265801"/>Tehničke značajke<text:bookmark-end text:name="__RefHeading__3_1309265801"/></text:h>
      <text:p text:style-name="P19"/>
      <text:h text:style-name="P20" text:outline-level="1"><text:span text:style-name="T12">Zaglađivanje slike</text:span></text:h>
      <text:h text:style-name="P22" text:outline-level="2"><text:span text:style-name="T12">Zaglađivanje Gaussovim algoritmom</text:span></text:h>
      <text:p text:style-name="P7"><text:span text:style-name="T12">Budući da fotografije snimljene fotoaparatima ili kamerama često imaju smetnje, kako bi se minimizirao učinak tih smetnji na konačni rezultat analize slike i detekcije kutova potrebno ih je ukloniti ili barem umanjiti. Kao jedan od jednostavnih, a učinkovitih algoritama za zaglađivanje slike, u ovoj se implementaciji koristi Gaussov filtar. To znači da se slika zaglađ</text:span><text:span text:style-name="T15">u</text:span><text:span text:style-name="T12">je prema funkciji </text:span><text:span text:style-name="T12"><text:sequence-ref text:reference-format="text" text:ref-name="refText0">(1)</text:sequence-ref></text:span><text:span text:style-name="T13">.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8"><draw:frame draw:style-name="fr1" draw:name="Objekt4" text:anchor-type="as-char" svg:y="-0.3193in" svg:width="1.7083in" svg:height="0.4689in" draw:z-index="0"><draw:object xlink:href="./Object 1" xlink:type="simple" xlink:show="embed" xlink:actuate="onLoad"/><draw:image xlink:href="./ObjectReplacements/Object 1" xlink:type="simple" xlink:show="embed" xlink:actuate="onLoad"/></draw:frame>,</text:p>
              <text:p text:style-name="P30"><text:span text:style-name="T15">gdje su </text:span><text:span text:style-name="T16">x</text:span><text:span text:style-name="T17"> i </text:span><text:span text:style-name="T16">y</text:span><text:span text:style-name="T17"> koordinate točke, a </text:span><text:span text:style-name="T18">σ standardna devijacija</text:span></text:p>
            </table:table-cell>
            <table:table-cell table:style-name="Table5.A1" office:value-type="string">
              <text:p text:style-name="P29"><text:span text:style-name="T15">(</text:span>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><text:span text:style-name="T15"/></text:p>
      <text:h text:style-name="P21" text:outline-level="1"><text:bookmark-start text:name="__RefHeading__5_1309265801"/>Upute za korištenje<text:bookmark-end text:name="__RefHeading__5_1309265801"/></text:h>
      <text:p text:style-name="P19"/>
      <text:p text:style-name="P19"/>
      <text:h text:style-name="P21" text:outline-level="1"><text:bookmark-start text:name="__RefHeading__7_1309265801"/>Literatura<text:bookmark-end text:name="__RefHeading__7_130926580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Courier New" svg:font-family="'Courier New'" style:font-family-generic="moder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hr" fo:country="HR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hr" fo:country="HR" style:font-name-asian="微软雅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0835in" fo:margin-bottom="0.0417in" style:contextual-spacing="false" style:page-number="auto" fo:break-before="pag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 style:master-page-name="">
      <style:paragraph-properties style:page-number="auto" fo:break-before="auto" fo:break-after="auto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="100%"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="100%" fo:margin-left="0.6252in" fo:margin-right="0in" fo:margin-top="0in" fo:margin-bottom="0in" style:contextual-spacing="false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margin-top="0in" fo:margin-bottom="0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874in" fo:margin-right="0in" fo:margin-top="0in" fo:margin-bottom="0in" style:contextual-spacing="false" fo:text-indent="0in" style:auto-text-indent="false">
        <style:tab-stops>
          <style:tab-stop style:position="1in"/>
          <style:tab-stop style:position="1.111in"/>
          <style:tab-stop style:position="6.5in" style:type="right"/>
        </style:tab-stops>
      </style:paragraph-properties>
      <style:text-properties fo:language="zxx" fo:country="none" style:language-asian="zxx" style:country-asian="non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="100%" fo:margin-left="0.5in" fo:margin-right="0in" fo:margin-top="0in" fo:margin-bottom="0in" style:contextual-spacing="false" fo:text-indent="-0.3in" style:auto-text-indent="false"/>
    </style:style>
    <style:style style:name="Bullet2" style:family="paragraph" style:parent-style-name="Standard" style:list-style-name="WW8StyleNum1">
      <style:paragraph-properties fo:margin="100%" fo:margin-left="1in" fo:margin-right="0in" fo:margin-top="0in" fo:margin-bottom="0in" style:contextual-spacing="false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="100%"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="100%"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style:contextual-spacing="false" fo:text-indent="0in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margin-top="0in" fo:margin-bottom="0in" style:contextual-spacing="false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="100%"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text-properties fo:color="#0000ff" fo:language="hr" fo:country="HR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asian="Courier New" style:font-name-complex="Courier New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style:font-name="Arial" fo:font-size="8pt" fo:font-weight="bold" style:font-size-asian="8pt" style:font-weight-asian="bold" style:font-name-complex="Arial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page" svg:x="0in" svg:y="0in" fo:margin-left="0.0791in" fo:margin-right="0.0791in" style:wrap="none" style:vertical-pos="from-top" style:vertical-rel="page-content" style:horizontal-pos="center" style:horizontal-rel="page-content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3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479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1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58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6479in" fo:margin-left="-0.0799in" table:align="left" style:writing-mode="lr-tb"/>
    </style:style>
    <style:style style:name="Table4.A" style:family="table-column">
      <style:table-column-properties style:column-width="4.4299in"/>
    </style:style>
    <style:style style:name="Table4.B" style:family="table-column">
      <style:table-column-properties style:column-width="2.21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6.5875in" fo:margin-left="-0.075in" table:align="left" style:writing-mode="lr-tb"/>
    </style:style>
    <style:style style:name="Table3.A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language="hr" fo:country="HR"/>
    </style:style>
    <style:style style:name="MP2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  <style:text-properties fo:language="hr" fo:country="HR"/>
    </style:style>
    <style:style style:name="MP3" style:family="paragraph" style:parent-style-name="Standard">
      <style:paragraph-properties fo:margin-left="0in" fo:margin-right="0.25in" fo:text-indent="0in" style:auto-text-indent="false"/>
      <style:text-properties fo:language="hr" fo:country="HR"/>
    </style:style>
    <style:style style:name="MP4" style:family="paragraph" style:parent-style-name="Standard">
      <style:paragraph-properties fo:text-align="center" style:justify-single-word="false"/>
      <style:text-properties fo:language="hr" fo:country="HR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>
      <style:text-properties fo:language="hr" fo:country="HR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&lt;Naziv projekta&gt;</text:p>
            </table:table-cell>
            <table:table-cell table:style-name="Table2.B1" office:value-type="string">
              <text:p text:style-name="MP2"><text:s text:c="2"/>Verzija: <text:s text:c="10"/>&lt;1.0&gt;</text:p>
            </table:table-cell>
          </table:table-row>
          <table:table-row table:style-name="Table2.1">
            <table:table-cell table:style-name="Table2.A1" office:value-type="string">
              <text:p text:style-name="MP1">Tehnička dokumentacija</text:p>
            </table:table-cell>
            <table:table-cell table:style-name="Table2.B1" office:value-type="string">
              <text:p text:style-name="MP1"><text:s text:c="2"/>Datum: <text:s/>&lt;dd/mm/yy&gt;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3">FER 2 - Projekt</text:p>
            </table:table-cell>
            <table:table-cell table:style-name="Table1.A1" office:value-type="string">
              <text:p text:style-name="MP4"><text:span text:style-name="MT1"></text:span>FER, <text:date style:data-style-name="N106" text:date-value="2012-12-23T17:31:36">2012</text:date></text:p>
            </table:table-cell>
            <table:table-cell table:style-name="Table1.A1" office:value-type="string">
              <text:p text:style-name="MP5"><text:span text:style-name="MT2">Stranica </text:span><text:span text:style-name="Page_20_Number"><text:span text:style-name="MT2"><text:page-number text:select-page="current">1</text:page-number></text:span></text:span><text:span text:style-name="Page_20_Number"><text:span text:style-name="MT2"> od </text:span></text:span><text:span text:style-name="Page_20_Number"><text:span text:style-name="MT2"><text:page-count style:num-format="1">8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&lt;Naziv projekta&gt;</text:p>
            </table:table-cell>
            <table:table-cell table:style-name="Table4.B1" office:value-type="string">
              <text:p text:style-name="MP2"><text:s text:c="2"/>Verzija: <text:s text:c="10"/>&lt;1.0&gt;</text:p>
            </table:table-cell>
          </table:table-row>
          <table:table-row table:style-name="Table4.1">
            <table:table-cell table:style-name="Table4.A1" office:value-type="string">
              <text:p text:style-name="MP1">Tehnička dokumentacija</text:p>
            </table:table-cell>
            <table:table-cell table:style-name="Table4.B1" office:value-type="string">
              <text:p text:style-name="MP1"><text:s text:c="2"/>Datum: <text:s/>&lt;dd/mm/yy&gt;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3">FER 2 - Projekt</text:p>
            </table:table-cell>
            <table:table-cell table:style-name="Table3.A1" office:value-type="string">
              <text:p text:style-name="MP4"><text:span text:style-name="MT1"></text:span>FER, <text:date style:data-style-name="N106" text:date-value="2012-12-23T17:31:36">2012</text:date></text:p>
            </table:table-cell>
            <table:table-cell table:style-name="Table3.A1" office:value-type="string">
              <text:p text:style-name="MP5"><text:span text:style-name="MT2">Stranica </text:span><text:span text:style-name="Page_20_Number"><text:span text:style-name="MT2"><text:page-number text:select-page="current">8</text:page-number></text:span></text:span><text:span text:style-name="Page_20_Number"><text:span text:style-name="MT2"> od </text:span></text:span><text:span text:style-name="Page_20_Number"><text:span text:style-name="MT2"><text:page-count style:num-format="1">8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velopment Case</dc:title>
    <dc:subject>&lt;Project Name&gt;</dc:subject>
    <meta:initial-creator>Projekt - FER 2</meta:initial-creator>
    <meta:creation-date>2007-10-03T12:39:00</meta:creation-date>
    <dc:date>2012-12-23T17:31:36</dc:date>
    <meta:print-date>2005-03-17T15:40:00</meta:print-date>
    <meta:editing-cycles>19</meta:editing-cycles>
    <meta:editing-duration>PT1H28M43S</meta:editing-duration>
    <meta:generator>LibreOffice/3.6$Linux_X86_64 LibreOffice_project/360m1$Build-3</meta:generator>
    <meta:document-statistic meta:table-count="5" meta:image-count="0" meta:object-count="1" meta:page-count="8" meta:paragraph-count="55" meta:word-count="485" meta:character-count="3376" meta:non-whitespace-character-count="29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G</mi>
        <mo stretchy="false">σ</mo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frac>
          <mn>1</mn>
          <mrow>
            <mn>2</mn>
            <mo stretchy="false">π</mo>
            <mo stretchy="false">σ</mo>
          </mrow>
        </mfrac>
      </mrow>
      <msup>
        <mi>e</mi>
        <mrow>
          <mfrac>
            <mrow>
              <mrow>
                <mo stretchy="false">−</mo>
                <mrow>
                  <mo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stretchy="false">)</mo>
                </mrow>
              </mrow>
            </mrow>
            <mrow>
              <mn>2</mn>
              <msup>
                <mo stretchy="false">σ</mo>
                <mn>2</mn>
              </msup>
            </mrow>
          </mfrac>
        </mrow>
      </msup>
    </mrow>
    <annotation encoding="StarMath 5.0">G_%sigma(x, y)= 1 over {2%pi%sigma} e^{{-(x^2 + y^2)} over {2%sigma^2}}</annotation>
  </semantics>
</math>
</file>